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14.74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AGATAv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iembro</text:p>
          </table:table-cell>
          <table:table-cell table:style-name="ce1" office:value-type="string" calcext:value-type="string">
            <text:p>Petición</text:p>
          </table:table-cell>
          <table:table-cell table:style-name="ce1" office:value-type="string" calcext:value-type="string">
            <text:p>Horas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Lorenzo <text:s/>Varela Pairet</text:p>
          </table:table-cell>
          <table:table-cell table:style-name="ce2"/>
          <table:table-cell table:style-name="ce2" table:formula="of:=SUM([.C3:.C4])" office:value-type="float" office:value="31.5" calcext:value-type="float">
            <text:p>31,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85534: R#10795-T#179-Gestión Seguimiento y Control del Proyecto</text:p>
          </table:table-cell>
          <table:table-cell office:value-type="float" office:value="4.5" calcext:value-type="float">
            <text:p>4,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100602: T#743 Tratamiento de datos de soporte y medición de ANS e indicadores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Francisco <text:s/>Rodriguez Corredor</text:p>
          </table:table-cell>
          <table:table-cell table:style-name="ce2"/>
          <table:table-cell table:style-name="ce2" table:formula="of:=SUM([.C6:.C8])" office:value-type="float" office:value="71.45" calcext:value-type="float">
            <text:p>71,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85534: R#10795-T#179-Gestión Seguimiento y Control del Proyecto</text:p>
          </table:table-cell>
          <table:table-cell office:value-type="float" office:value="59.8" calcext:value-type="float">
            <text:p>59,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94886: R#12201-T#178-Paso por CCI 2.11.0</text:p>
          </table:table-cell>
          <table:table-cell office:value-type="float" office:value="6.15" calcext:value-type="float">
            <text:p>6,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99563: T#632-Paso por CCI versión 2.10.1.0</text:p>
          </table:table-cell>
          <table:table-cell office:value-type="float" office:value="5.5" calcext:value-type="float">
            <text:p>5,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Verónica Lara Expósito</text:p>
          </table:table-cell>
          <table:table-cell table:style-name="ce2"/>
          <table:table-cell table:style-name="ce2" table:formula="of:=SUM([.C10:.C17])"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85527: R#10794-T#174-Soporte N3 vía NAOS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85534: R#10795-T#179-Gestión Seguimiento y Control del Proyecto</text:p>
          </table:table-cell>
          <table:table-cell office:value-type="float" office:value="13.75" calcext:value-type="float">
            <text:p>13,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94886: R#12201-T#178-Paso por CCI 2.11.0</text:p>
          </table:table-cell>
          <table:table-cell office:value-type="float" office:value="6.25" calcext:value-type="float">
            <text:p>6,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99562: T#631 - Liberar en Católogo la versión 2.10.0</text:p>
          </table:table-cell>
          <table:table-cell office:value-type="float" office:value="1.75" calcext:value-type="float">
            <text:p>1,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99563: T#632-Paso por CCI versión 2.10.1.0</text:p>
          </table:table-cell>
          <table:table-cell office:value-type="float" office:value="18.75" calcext:value-type="float">
            <text:p>18,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100873: T#714-Crear Documentos de Notas de Versión 2.10.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101333: T#923-Dinamización de tickets NAOS</text:p>
          </table:table-cell>
          <table:table-cell office:value-type="float" office:value="18.25" calcext:value-type="float">
            <text:p>18,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o #102701: T#1136-Crear guía rápida para iOS</text:p>
          </table:table-cell>
          <table:table-cell office:value-type="float" office:value="0.5" calcext:value-type="float">
            <text:p>0,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1T14:16:09.243908152</dc:date>
    <dc:creator>franrc </dc:creator>
    <meta:generator>LibreOffice/4.2.4.2$Linux_X86_64 LibreOffice_project/420m0$Build-2</meta:generator>
    <meta:editing-duration>P0D</meta:editing-duration>
    <meta:editing-cycles>1</meta:editing-cycles>
    <meta:document-statistic meta:table-count="1" meta:cell-count="35" meta:object-count="0"/>
  </office:meta>
</office:document-meta>
</file>